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A8000001F4EAAC206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2cm" svg:y="-0.042cm" svg:width="20.967cm" svg:height="26.324cm" draw:z-index="0"><draw:image xlink:href="Pictures/10000000000001A8000001F4EAAC2062.jpg" xlink:type="simple" xlink:show="embed" xlink:actuate="onLoad"/></draw:frame><draw:rect text:anchor-type="paragraph" draw:z-index="1" draw:style-name="gr1" draw:text-style-name="P1" svg:width="1.442cm" svg:height="0.761cm" svg:x="4.138cm" svg:y="2.131cm"><text:p text:style-name="P1">536</text:p></draw:rect><draw:rect text:anchor-type="paragraph" draw:z-index="2" draw:style-name="gr1" draw:text-style-name="P1" svg:width="1.572cm" svg:height="0.865cm" svg:x="8.199cm" svg:y="5.427cm"><text:p text:style-name="P1">285,75</text:p></draw:rect><draw:rect text:anchor-type="paragraph" draw:z-index="14" draw:style-name="gr1" draw:text-style-name="P1" svg:width="1.809cm" svg:height="1.049cm" svg:x="-0.42cm" svg:y="9.777cm"><text:p text:style-name="P1">836</text:p></draw:rect><draw:rect text:anchor-type="paragraph" draw:z-index="3" draw:style-name="gr1" draw:text-style-name="P1" svg:width="1.415cm" svg:height="0.708cm" svg:x="14.224cm" svg:y="2.312cm"><text:p text:style-name="P1">366</text:p></draw:rect><draw:rect text:anchor-type="paragraph" draw:z-index="4" draw:style-name="gr1" draw:text-style-name="P1" svg:width="1.153cm" svg:height="0.657cm" svg:x="4.322cm" svg:y="17.043cm"><text:p text:style-name="P1">500</text:p></draw:rect><draw:rect text:anchor-type="paragraph" draw:z-index="5" draw:style-name="gr1" draw:text-style-name="P1" svg:width="1.572cm" svg:height="0.787cm" svg:x="8.356cm" svg:y="8.553cm"><text:p text:style-name="P1">102</text:p></draw:rect><draw:rect text:anchor-type="paragraph" draw:z-index="6" draw:style-name="gr1" draw:text-style-name="P1" svg:width="1.285cm" svg:height="0.682cm" svg:x="13.15cm" svg:y="7.828cm"><text:p text:style-name="P1">32</text:p></draw:rect><draw:line text:anchor-type="paragraph" draw:z-index="7" draw:style-name="gr2" draw:text-style-name="P1" svg:x1="2.803cm" svg:y1="9.791cm" svg:x2="1.702cm" svg:y2="9.765cm"><text:p/></draw:line><draw:line text:anchor-type="paragraph" draw:z-index="8" draw:style-name="gr2" draw:text-style-name="P1" svg:x1="2.513cm" svg:y1="5.47cm" svg:x2="-0.159cm" svg:y2="5.419cm"><text:p/></draw:line><draw:custom-shape text:anchor-type="paragraph" draw:z-index="9" draw:style-name="gr3" svg:width="0.131cm" svg:height="4.164cm" svg:x="1.99cm" svg:y="5.4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10" draw:style-name="gr1" draw:text-style-name="P1" svg:width="0.918cm" svg:height="0.445cm" svg:x="1.072cm" svg:y="6.909cm"><text:p text:style-name="P1">349</text:p></draw:rect><draw:rect text:anchor-type="paragraph" draw:z-index="11" draw:style-name="gr1" draw:text-style-name="P1" svg:width="1.703cm" svg:height="0.971cm" svg:x="9.744cm" svg:y="9.843cm"><text:p text:style-name="P1">451</text:p></draw:rect><draw:line text:anchor-type="paragraph" draw:z-index="12" draw:style-name="gr2" draw:text-style-name="P1" svg:x1="2.567cm" svg:y1="14.981cm" svg:x2="-2cm" svg:y2="14.85cm"><text:p/></draw:line><draw:custom-shape text:anchor-type="paragraph" draw:z-index="13" draw:style-name="gr3" svg:width="0.235cm" svg:height="9.381cm" svg:x="0.392cm" svg:y="5.4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cailbault</meta:initial-creator>
    <meta:creation-date>2019-12-29T17:26:19.89</meta:creation-date>
    <dc:date>2020-02-04T17:31:55.37</dc:date>
    <dc:creator>ludovic cailbault</dc:creator>
    <meta:editing-duration>PT31M13S</meta:editing-duration>
    <meta:editing-cycles>12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